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99d4" officeooo:paragraph-rsid="001699d4"/>
    </style:style>
    <style:style style:name="P2" style:family="paragraph" style:parent-style-name="Table_20_Contents" style:list-style-name="L1">
      <style:text-properties officeooo:rsid="001699d4" officeooo:paragraph-rsid="001699d4"/>
    </style:style>
    <style:style style:name="P3" style:family="paragraph" style:parent-style-name="Table_20_Contents">
      <style:text-properties officeooo:paragraph-rsid="001699d4"/>
    </style:style>
    <style:style style:name="P4" style:family="paragraph" style:parent-style-name="Table_20_Contents">
      <style:text-properties officeooo:rsid="0016e230" officeooo:paragraph-rsid="0016e230"/>
    </style:style>
    <style:style style:name="T1" style:family="text">
      <style:text-properties officeooo:rsid="001699d4"/>
    </style:style>
    <style:style style:name="T2" style:family="text">
      <style:text-properties fo:font-style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931935135488">
          <table:table-cell table:style-name="Table1.A1" office:value-type="string">
            <text:list xml:id="list3687235977" text:style-name="L1">
              <text:list-item>
                <text:p text:style-name="P2">Documents</text:p>
              </text:list-item>
              <text:list-item>
                <text:p text:style-name="P2">Types</text:p>
              </text:list-item>
              <text:list-item>
                <text:p text:style-name="P2">Indices</text:p>
              </text:list-item>
            </text:list>
            <text:p text:style-name="P1"/>
            <text:p text:style-name="P1"/>
          </table:table-cell>
        </table:table-row>
        <table:table-row table:style-name="TableLine93931935135488">
          <table:table-cell table:style-name="Table1.A2" office:value-type="string">
            <text:p text:style-name="P1">JASON</text:p>
            <text:p text:style-name="P1">-</text:p>
          </table:table-cell>
        </table:table-row>
        <table:table-row table:style-name="TableLine93931935135488">
          <table:table-cell table:style-name="Table1.A2" office:value-type="string">
            <text:p text:style-name="P1">SHARDS:</text:p>
            <text:p text:style-name="P3"><text:span text:style-name="T1">-</text:span>Horizontal partitioning is a database design principle whereby <text:a xlink:type="simple" xlink:href="https://en.wikipedia.org/wiki/Row_(database)" text:style-name="Internet_20_link" text:visited-style-name="Visited_20_Internet_20_Link"><text:span text:style-name="T2">rows</text:span></text:a> of a database table are held separately, rather than being split into <text:a xlink:type="simple" xlink:href="https://en.wikipedia.org/wiki/Column_(database)" text:style-name="Internet_20_link" text:visited-style-name="Visited_20_Internet_20_Link">columns</text:a> (which is what <text:a xlink:type="simple" xlink:href="https://en.wikipedia.org/wiki/Database_normalization" text:style-name="Internet_20_link" text:visited-style-name="Visited_20_Internet_20_Link">normalization</text:a> and <text:a xlink:type="simple" xlink:href="https://en.wikipedia.org/wiki/Partition_(database)" text:style-name="Internet_20_link" text:visited-style-name="Visited_20_Internet_20_Link">vertical partitioning</text:a> do, to differing extents). Each partition forms part of a shard, which may in turn be located on a separate database server or physical location. </text:p>
            <text:p text:style-name="P3"/>
          </table:table-cell>
        </table:table-row>
        <table:table-row table:style-name="TableLine93931935135488">
          <table:table-cell table:style-name="Table1.A2" office:value-type="string">
            <text:p text:style-name="P4">NODE:</text:p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20:03:27.274715436</meta:creation-date>
    <meta:generator>LibreOffice/6.4.7.2$Linux_X86_64 LibreOffice_project/40$Build-2</meta:generator>
    <dc:date>2022-02-01T22:58:13.862116346</dc:date>
    <meta:editing-duration>PT2H34M25S</meta:editing-duration>
    <meta:editing-cycles>2</meta:editing-cycles>
    <meta:document-statistic meta:table-count="1" meta:image-count="0" meta:object-count="0" meta:page-count="1" meta:paragraph-count="8" meta:word-count="64" meta:character-count="390" meta:non-whitespace-character-count="336"/>
  </office:meta>
</office:document-meta>
</file>